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Praise the name of Jesus</text:p>
          </draw:text-box>
        </draw:frame>
        <draw:frame presentation:style-name="pr2" draw:layer="layout" svg:width="28cm" svg:height="13cm" svg:x="0cm" svg:y="4.333cm" presentation:class="outline" presentation:user-transformed="true">
          <draw:text-box>
            <text:p>Praise the name of Jesus</text:p>
            <text:p>Praise him as we pray</text:p>
            <text:p>Praise the name of Jesus</text:p>
            <text:p>Sing to him all our day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ot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1-31T14:49:32.669982345</dc:date>
    <dc:creator>irvy </dc:creator>
    <meta:editing-duration>PT1H52M12S</meta:editing-duration>
    <meta:editing-cycles>29</meta:editing-cycles>
    <meta:generator>LibreOffice/4.2.7.2$Linux_X86_64 LibreOffice_project/420m0$Build-2</meta:generator>
    <meta:document-statistic meta:object-count="46"/>
  </office:meta>
</office:document-meta>
</file>